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2.24pt"/>
    </style:style>
    <style:style style:name="co2" style:family="table-column">
      <style:table-column-properties fo:break-before="auto" style:column-width="84.36pt"/>
    </style:style>
    <style:style style:name="co3" style:family="table-column">
      <style:table-column-properties fo:break-before="auto" style:column-width="203.24pt"/>
    </style:style>
    <style:style style:name="co4" style:family="table-column">
      <style:table-column-properties fo:break-before="auto" style:column-width="293.56pt"/>
    </style:style>
    <style:style style:name="co5" style:family="table-column">
      <style:table-column-properties fo:break-before="auto" style:column-width="64.01pt"/>
    </style:style>
    <style:style style:name="co6" style:family="table-column">
      <style:table-column-properties fo:break-before="auto" style:column-width="119.91pt"/>
    </style:style>
    <style:style style:name="co7" style:family="table-column">
      <style:table-column-properties fo:break-before="auto" style:column-width="319.55pt"/>
    </style:style>
    <style:style style:name="co8" style:family="table-column">
      <style:table-column-properties fo:break-before="auto" style:column-width="380.55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properties style:use-window-font-color="true" fo:font-size="14pt" fo:font-weight="bold" style:font-size-asian="14pt" style:font-weight-asian="bold" style:font-size-complex="14pt" style:font-weight-complex="bold"/>
    </style:style>
    <style:style style:name="ce2" style:family="table-cell" style:parent-style-name="Default">
      <style:table-cell-properties fo:background-color="#dddddd"/>
    </style:style>
    <style:style style:name="ce3" style:family="table-cell" style:parent-style-name="Default">
      <style:table-cell-properties fo:background-color="#99ff66"/>
    </style:style>
    <style:style style:name="ce4" style:family="table-cell" style:parent-style-name="Default">
      <style:table-cell-properties fo:background-color="transparent"/>
    </style:style>
    <style:style style:name="ce9" style:family="table-cell" style:parent-style-name="Default" style:data-style-name="N0"/>
    <style:style style:name="ce11" style:family="table-cell" style:parent-style-name="Default" style:data-style-name="N0">
      <style:table-cell-properties style:vertical-align="top"/>
    </style:style>
    <style:style style:name="ce14" style:family="table-cell" style:parent-style-name="Default">
      <style:table-cell-properties fo:wrap-option="no-wrap"/>
    </style:style>
    <style:style style:name="ce12"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CompaniesByQuery" table:style-name="ta1">
        <table:table-column table:style-name="co1" table:default-cell-style-name="Default"/>
        <table:table-column table:style-name="co2" table:default-cell-style-name="Default"/>
        <table:table-column table:style-name="co3" table:default-cell-style-name="ce9"/>
        <table:table-column table:style-name="co4" table:default-cell-style-name="Default"/>
        <table:table-row table:style-name="ro1">
          <table:table-cell table:style-name="ce1" office:value-type="string" calcext:value-type="string" table:number-columns-spanned="4" table:number-rows-spanned="1">
            <text:p>Intrinio Companies Query</text:p>
          </table:table-cell>
          <table:covered-table-cell table:style-name="ce4"/>
          <table:covered-table-cell table:style-name="Default"/>
          <table:covered-table-cell/>
        </table:table-row>
        <table:table-row table:style-name="ro2">
          <table:table-cell table:style-name="ce2"/>
          <table:table-cell table:style-name="ce2" office:value-type="string" calcext:value-type="string">
            <text:p>Inputs</text:p>
          </table:table-cell>
          <table:table-cell table:style-name="ce2" office:value-type="string" calcext:value-type="string">
            <text:p>Results</text:p>
          </table:table-cell>
          <table:table-cell table:style-name="ce2" office:value-type="string" calcext:value-type="string">
            <text:p>Notes</text:p>
          </table:table-cell>
        </table:table-row>
        <table:table-row table:style-name="ro2">
          <table:table-cell table:style-name="ce3" office:value-type="string" calcext:value-type="string">
            <text:p>Query</text:p>
          </table:table-cell>
          <table:table-cell table:style-name="ce3" office:value-type="string" calcext:value-type="string">
            <text:p>american</text:p>
          </table:table-cell>
          <table:table-cell table:style-name="Default"/>
          <table:table-cell office:value-type="string" calcext:value-type="string">
            <text:p>Query string for filtering results</text:p>
          </table:table-cell>
        </table:table-row>
        <table:table-row table:style-name="ro2">
          <table:table-cell table:style-name="ce3" office:value-type="string" calcext:value-type="string">
            <text:p>LatestFilingDate</text:p>
          </table:table-cell>
          <table:table-cell table:style-name="ce3"/>
          <table:table-cell table:style-name="Default"/>
          <table:table-cell office:value-type="string" calcext:value-type="string">
            <text:p>Latest filing date for filtering results.</text:p>
          </table:table-cell>
        </table:table-row>
        <table:table-row table:style-name="ro2">
          <table:table-cell office:value-type="string" calcext:value-type="string">
            <text:p>QueryCount</text:p>
          </table:table-cell>
          <table:table-cell/>
          <table:table-cell table:style-name="Default" table:formula="of:=COM.INTRINIO.FINTECH.LOCALC.PYTHON.INTRINIOIMPL.INTRINIOCOMPANIESQUERYCOUNT(query;latestfilingdate)" office:value-type="float" office:value="216" calcext:value-type="float">
            <text:p>216</text:p>
          </table:table-cell>
          <table:table-cell office:value-type="string" calcext:value-type="string">
            <text:p>The result count for the query</text:p>
          </table:table-cell>
        </table:table-row>
        <table:table-row table:style-name="ro2">
          <table:table-cell office:value-type="string" calcext:value-type="string">
            <text:p>QueryTagCount</text:p>
          </table:table-cell>
          <table:table-cell/>
          <table:table-cell table:style-name="Default" table:formula="of:=COM.INTRINIO.FINTECH.LOCALC.PYTHON.INTRINIOIMPL.INTRINIOCOMPANIESQUERYTAGCOUNT(query;latestfilingdate)" office:value-type="float" office:value="5" calcext:value-type="float">
            <text:p>5</text:p>
          </table:table-cell>
          <table:table-cell office:value-type="string" calcext:value-type="string">
            <text:p>The number of available tags/items for each index in the results</text:p>
          </table:table-cell>
        </table:table-row>
        <table:table-row table:style-name="ro2">
          <table:table-cell table:number-columns-repeated="2"/>
          <table:table-cell table:style-name="Default"/>
          <table:table-cell/>
        </table:table-row>
        <table:table-row table:style-name="ro2">
          <table:table-cell office:value-type="string" calcext:value-type="string">
            <text:p>Tags[n]</text:p>
          </table:table-cell>
          <table:table-cell/>
          <table:table-cell table:style-name="ce2" office:value-type="string" calcext:value-type="string">
            <text:p>TagName</text:p>
          </table:table-cell>
          <table:table-cell office:value-type="string" calcext:value-type="string">
            <text:p>0 &lt; n &lt; QueryTagCount</text:p>
          </table:table-cell>
        </table:table-row>
        <table:table-row table:style-name="ro2">
          <table:table-cell office:value-type="float" office:value="0" calcext:value-type="float">
            <text:p>0</text:p>
          </table:table-cell>
          <table:table-cell/>
          <table:table-cell table:formula="of:=COM.INTRINIO.FINTECH.LOCALC.PYTHON.INTRINIOIMPL.INTRINIOCOMPANIESQUERYTAG(query;latestfilingdate;[.A9])" office:value-type="string" office:string-value="lei" calcext:value-type="string">
            <text:p>lei</text:p>
          </table:table-cell>
          <table:table-cell/>
        </table:table-row>
        <table:table-row table:style-name="ro2">
          <table:table-cell table:formula="of:=[.A9]+1" office:value-type="float" office:value="1" calcext:value-type="float">
            <text:p>1</text:p>
          </table:table-cell>
          <table:table-cell/>
          <table:table-cell table:formula="of:=COM.INTRINIO.FINTECH.LOCALC.PYTHON.INTRINIOIMPL.INTRINIOCOMPANIESQUERYTAG(query;latestfilingdate;[.A10])" office:value-type="string" office:string-value="cik" calcext:value-type="string">
            <text:p>cik</text:p>
          </table:table-cell>
          <table:table-cell/>
        </table:table-row>
        <table:table-row table:style-name="ro2">
          <table:table-cell table:formula="of:=[.A10]+1" office:value-type="float" office:value="2" calcext:value-type="float">
            <text:p>2</text:p>
          </table:table-cell>
          <table:table-cell/>
          <table:table-cell table:formula="of:=COM.INTRINIO.FINTECH.LOCALC.PYTHON.INTRINIOIMPL.INTRINIOCOMPANIESQUERYTAG(query;latestfilingdate;[.A11])" office:value-type="string" office:string-value="ticker" calcext:value-type="string">
            <text:p>ticker</text:p>
          </table:table-cell>
          <table:table-cell/>
        </table:table-row>
        <table:table-row table:style-name="ro2">
          <table:table-cell table:formula="of:=[.A11]+1" office:value-type="float" office:value="3" calcext:value-type="float">
            <text:p>3</text:p>
          </table:table-cell>
          <table:table-cell/>
          <table:table-cell table:formula="of:=COM.INTRINIO.FINTECH.LOCALC.PYTHON.INTRINIOIMPL.INTRINIOCOMPANIESQUERYTAG(query;latestfilingdate;[.A12])" office:value-type="string" office:string-value="name" calcext:value-type="string">
            <text:p>name</text:p>
          </table:table-cell>
          <table:table-cell/>
        </table:table-row>
        <table:table-row table:style-name="ro2">
          <table:table-cell table:formula="of:=[.A12]+1" office:value-type="float" office:value="4" calcext:value-type="float">
            <text:p>4</text:p>
          </table:table-cell>
          <table:table-cell/>
          <table:table-cell table:formula="of:=COM.INTRINIO.FINTECH.LOCALC.PYTHON.INTRINIOIMPL.INTRINIOCOMPANIESQUERYTAG(query;latestfilingdate;[.A13])" office:value-type="string" office:string-value="latest_filing_date" calcext:value-type="string">
            <text:p>latest_filing_date</text:p>
          </table:table-cell>
          <table:table-cell/>
        </table:table-row>
        <table:table-row table:style-name="ro2">
          <table:table-cell table:number-columns-repeated="2"/>
          <table:table-cell table:style-name="Default"/>
          <table:table-cell/>
        </table:table-row>
        <table:table-row table:style-name="ro2">
          <table:table-cell office:value-type="string" calcext:value-type="string">
            <text:p>Query[0]</text:p>
          </table:table-cell>
          <table:table-cell table:style-name="ce2" office:value-type="string" calcext:value-type="string">
            <text:p>TagName</text:p>
          </table:table-cell>
          <table:table-cell table:style-name="ce2" office:value-type="string" calcext:value-type="string">
            <text:p>TagValue</text:p>
          </table:table-cell>
          <table:table-cell office:value-type="string" calcext:value-type="string">
            <text:p>Query[n] where 0 &lt; n &lt; QueryCount</text:p>
          </table:table-cell>
        </table:table-row>
        <table:table-row table:style-name="ro2">
          <table:table-cell office:value-type="float" office:value="0" calcext:value-type="float">
            <text:p>0</text:p>
          </table:table-cell>
          <table:table-cell table:style-name="ce9" table:formula="of:=[.C$9]" office:value-type="string" office:string-value="lei" calcext:value-type="string">
            <text:p>lei</text:p>
          </table:table-cell>
          <table:table-cell table:formula="of:=COM.INTRINIO.FINTECH.LOCALC.PYTHON.INTRINIOIMPL.INTRINIOCOMPANIESQUERY(query;latestfilingdate;[.$A16];[.B16])" office:value-type="string" office:string-value="" calcext:value-type="error">
            <text:p>#N/A</text:p>
          </table:table-cell>
          <table:table-cell/>
        </table:table-row>
        <table:table-row table:style-name="ro2">
          <table:table-cell office:value-type="float" office:value="0" calcext:value-type="float">
            <text:p>0</text:p>
          </table:table-cell>
          <table:table-cell table:style-name="ce9" table:formula="of:=[.C$10]" office:value-type="string" office:string-value="cik" calcext:value-type="string">
            <text:p>cik</text:p>
          </table:table-cell>
          <table:table-cell table:formula="of:=COM.INTRINIO.FINTECH.LOCALC.PYTHON.INTRINIOIMPL.INTRINIOCOMPANIESQUERY(query;latestfilingdate;[.$A17];[.B17])" office:value-type="string" office:string-value="0000949982" calcext:value-type="string">
            <text:p>0000949982</text:p>
          </table:table-cell>
          <table:table-cell/>
        </table:table-row>
        <table:table-row table:style-name="ro2">
          <table:table-cell office:value-type="float" office:value="0" calcext:value-type="float">
            <text:p>0</text:p>
          </table:table-cell>
          <table:table-cell table:style-name="ce9" table:formula="of:=[.C$11]" office:value-type="string" office:string-value="ticker" calcext:value-type="string">
            <text:p>ticker</text:p>
          </table:table-cell>
          <table:table-cell table:formula="of:=COM.INTRINIO.FINTECH.LOCALC.PYTHON.INTRINIOIMPL.INTRINIOCOMPANIESQUERY(query;latestfilingdate;[.$A18];[.B18])" office:value-type="string" office:string-value="AACS" calcext:value-type="string">
            <text:p>AACS</text:p>
          </table:table-cell>
          <table:table-cell/>
        </table:table-row>
        <table:table-row table:style-name="ro2">
          <table:table-cell office:value-type="float" office:value="0" calcext:value-type="float">
            <text:p>0</text:p>
          </table:table-cell>
          <table:table-cell table:style-name="ce9" table:formula="of:=[.C$12]" office:value-type="string" office:string-value="name" calcext:value-type="string">
            <text:p>name</text:p>
          </table:table-cell>
          <table:table-cell table:formula="of:=COM.INTRINIO.FINTECH.LOCALC.PYTHON.INTRINIOIMPL.INTRINIOCOMPANIESQUERY(query;latestfilingdate;[.$A19];[.B19])" office:value-type="string" office:string-value="American Commerce Solutions Inc" calcext:value-type="string">
            <text:p>American Commerce Solutions Inc</text:p>
          </table:table-cell>
          <table:table-cell/>
        </table:table-row>
        <table:table-row table:style-name="ro2">
          <table:table-cell office:value-type="float" office:value="0" calcext:value-type="float">
            <text:p>0</text:p>
          </table:table-cell>
          <table:table-cell table:style-name="ce9" table:formula="of:=[.C$13]" office:value-type="string" office:string-value="latest_filing_date" calcext:value-type="string">
            <text:p>latest_filing_date</text:p>
          </table:table-cell>
          <table:table-cell table:formula="of:=COM.INTRINIO.FINTECH.LOCALC.PYTHON.INTRINIOIMPL.INTRINIOCOMPANIESQUERY(query;latestfilingdate;[.$A20];[.B20])" office:value-type="string" office:string-value="2016-06-15" calcext:value-type="string">
            <text:p>2016-06-15</text:p>
          </table:table-cell>
          <table:table-cell/>
        </table:table-row>
        <table:table-row table:style-name="ro2">
          <table:table-cell office:value-type="string" calcext:value-type="string">
            <text:p>Query[1]</text:p>
          </table:table-cell>
          <table:table-cell/>
          <table:table-cell table:style-name="Default"/>
          <table:table-cell/>
        </table:table-row>
        <table:table-row table:style-name="ro2">
          <table:table-cell office:value-type="float" office:value="1" calcext:value-type="float">
            <text:p>1</text:p>
          </table:table-cell>
          <table:table-cell table:style-name="ce9" table:formula="of:=[.C$9]" office:value-type="string" office:string-value="lei" calcext:value-type="string">
            <text:p>lei</text:p>
          </table:table-cell>
          <table:table-cell table:formula="of:=COM.INTRINIO.FINTECH.LOCALC.PYTHON.INTRINIOIMPL.INTRINIOCOMPANIESQUERY(query;latestfilingdate;[.$A22];[.B22])" office:value-type="string" office:string-value="" calcext:value-type="error">
            <text:p>#N/A</text:p>
          </table:table-cell>
          <table:table-cell/>
        </table:table-row>
        <table:table-row table:style-name="ro2">
          <table:table-cell office:value-type="float" office:value="1" calcext:value-type="float">
            <text:p>1</text:p>
          </table:table-cell>
          <table:table-cell table:style-name="ce9" table:formula="of:=[.C$10]" office:value-type="string" office:string-value="cik" calcext:value-type="string">
            <text:p>cik</text:p>
          </table:table-cell>
          <table:table-cell table:formula="of:=COM.INTRINIO.FINTECH.LOCALC.PYTHON.INTRINIOIMPL.INTRINIOCOMPANIESQUERY(query;latestfilingdate;[.$A23];[.B23])" office:value-type="string" office:string-value="0001076886" calcext:value-type="string">
            <text:p>0001076886</text:p>
          </table:table-cell>
          <table:table-cell/>
        </table:table-row>
        <table:table-row table:style-name="ro2">
          <table:table-cell office:value-type="float" office:value="1" calcext:value-type="float">
            <text:p>1</text:p>
          </table:table-cell>
          <table:table-cell table:style-name="ce9" table:formula="of:=[.C$11]" office:value-type="string" office:string-value="ticker" calcext:value-type="string">
            <text:p>ticker</text:p>
          </table:table-cell>
          <table:table-cell table:formula="of:=COM.INTRINIO.FINTECH.LOCALC.PYTHON.INTRINIOIMPL.INTRINIOCOMPANIESQUERY(query;latestfilingdate;[.$A24];[.B24])" office:value-type="string" office:string-value="AADI" calcext:value-type="string">
            <text:p>AADI</text:p>
          </table:table-cell>
          <table:table-cell/>
        </table:table-row>
        <table:table-row table:style-name="ro2">
          <table:table-cell office:value-type="float" office:value="1" calcext:value-type="float">
            <text:p>1</text:p>
          </table:table-cell>
          <table:table-cell table:style-name="ce9" table:formula="of:=[.C$12]" office:value-type="string" office:string-value="name" calcext:value-type="string">
            <text:p>name</text:p>
          </table:table-cell>
          <table:table-cell table:formula="of:=COM.INTRINIO.FINTECH.LOCALC.PYTHON.INTRINIOIMPL.INTRINIOCOMPANIESQUERY(query;latestfilingdate;[.$A25];[.B25])" office:value-type="string" office:string-value="AMERICAN ASSET DEVELOPMENT, INC." calcext:value-type="string">
            <text:p>AMERICAN ASSET DEVELOPMENT, INC.</text:p>
          </table:table-cell>
          <table:table-cell/>
        </table:table-row>
        <table:table-row table:style-name="ro2">
          <table:table-cell office:value-type="float" office:value="1" calcext:value-type="float">
            <text:p>1</text:p>
          </table:table-cell>
          <table:table-cell table:style-name="ce9" table:formula="of:=[.C$13]" office:value-type="string" office:string-value="latest_filing_date" calcext:value-type="string">
            <text:p>latest_filing_date</text:p>
          </table:table-cell>
          <table:table-cell table:formula="of:=COM.INTRINIO.FINTECH.LOCALC.PYTHON.INTRINIOIMPL.INTRINIOCOMPANIESQUERY(query;latestfilingdate;[.$A26];[.B26])" office:value-type="string" office:string-value="2011-03-24" calcext:value-type="string">
            <text:p>2011-03-24</text:p>
          </table:table-cell>
          <table:table-cell/>
        </table:table-row>
        <table:table-row table:style-name="ro2">
          <table:table-cell office:value-type="string" calcext:value-type="string">
            <text:p>Query[2]</text:p>
          </table:table-cell>
          <table:table-cell/>
          <table:table-cell table:style-name="Default"/>
          <table:table-cell/>
        </table:table-row>
        <table:table-row table:style-name="ro2">
          <table:table-cell office:value-type="float" office:value="2" calcext:value-type="float">
            <text:p>2</text:p>
          </table:table-cell>
          <table:table-cell table:style-name="ce9" table:formula="of:=[.C$9]" office:value-type="string" office:string-value="lei" calcext:value-type="string">
            <text:p>lei</text:p>
          </table:table-cell>
          <table:table-cell table:formula="of:=COM.INTRINIO.FINTECH.LOCALC.PYTHON.INTRINIOIMPL.INTRINIOCOMPANIESQUERY(query;latestfilingdate;[.$A28];[.B28])" office:value-type="string" office:string-value="" calcext:value-type="error">
            <text:p>#N/A</text:p>
          </table:table-cell>
          <table:table-cell/>
        </table:table-row>
        <table:table-row table:style-name="ro2">
          <table:table-cell office:value-type="float" office:value="2" calcext:value-type="float">
            <text:p>2</text:p>
          </table:table-cell>
          <table:table-cell table:style-name="ce9" table:formula="of:=[.C$10]" office:value-type="string" office:string-value="cik" calcext:value-type="string">
            <text:p>cik</text:p>
          </table:table-cell>
          <table:table-cell table:formula="of:=COM.INTRINIO.FINTECH.LOCALC.PYTHON.INTRINIOIMPL.INTRINIOCOMPANIESQUERY(query;latestfilingdate;[.$A29];[.B29])" office:value-type="string" office:string-value="0001097945" calcext:value-type="string">
            <text:p>0001097945</text:p>
          </table:table-cell>
          <table:table-cell/>
        </table:table-row>
        <table:table-row table:style-name="ro2">
          <table:table-cell office:value-type="float" office:value="2" calcext:value-type="float">
            <text:p>2</text:p>
          </table:table-cell>
          <table:table-cell table:style-name="ce9" table:formula="of:=[.C$11]" office:value-type="string" office:string-value="ticker" calcext:value-type="string">
            <text:p>ticker</text:p>
          </table:table-cell>
          <table:table-cell table:formula="of:=COM.INTRINIO.FINTECH.LOCALC.PYTHON.INTRINIOIMPL.INTRINIOCOMPANIESQUERY(query;latestfilingdate;[.$A30];[.B30])" office:value-type="string" office:string-value="AAEH" calcext:value-type="string">
            <text:p>AAEH</text:p>
          </table:table-cell>
          <table:table-cell/>
        </table:table-row>
        <table:table-row table:style-name="ro2">
          <table:table-cell office:value-type="float" office:value="2" calcext:value-type="float">
            <text:p>2</text:p>
          </table:table-cell>
          <table:table-cell table:style-name="ce9" table:formula="of:=[.C$12]" office:value-type="string" office:string-value="name" calcext:value-type="string">
            <text:p>name</text:p>
          </table:table-cell>
          <table:table-cell table:formula="of:=COM.INTRINIO.FINTECH.LOCALC.PYTHON.INTRINIOIMPL.INTRINIOCOMPANIESQUERY(query;latestfilingdate;[.$A31];[.B31])" office:value-type="string" office:string-value="All American Energy Holding Inc" calcext:value-type="string">
            <text:p>All American Energy Holding Inc</text:p>
          </table:table-cell>
          <table:table-cell/>
        </table:table-row>
        <table:table-row table:style-name="ro2">
          <table:table-cell office:value-type="float" office:value="2" calcext:value-type="float">
            <text:p>2</text:p>
          </table:table-cell>
          <table:table-cell table:style-name="ce9" table:formula="of:=[.C$13]" office:value-type="string" office:string-value="latest_filing_date" calcext:value-type="string">
            <text:p>latest_filing_date</text:p>
          </table:table-cell>
          <table:table-cell table:formula="of:=COM.INTRINIO.FINTECH.LOCALC.PYTHON.INTRINIOIMPL.INTRINIOCOMPANIESQUERY(query;latestfilingdate;[.$A32];[.B32])" office:value-type="string" office:string-value="" calcext:value-type="error">
            <text:p>#N/A</text:p>
          </table:table-cell>
          <table:table-cell/>
        </table:table-row>
        <table:table-row table:style-name="ro2">
          <table:table-cell office:value-type="string" calcext:value-type="string">
            <text:p>Query[3]</text:p>
          </table:table-cell>
          <table:table-cell/>
          <table:table-cell table:style-name="Default"/>
          <table:table-cell/>
        </table:table-row>
        <table:table-row table:style-name="ro2">
          <table:table-cell office:value-type="float" office:value="3" calcext:value-type="float">
            <text:p>3</text:p>
          </table:table-cell>
          <table:table-cell table:style-name="ce9" table:formula="of:=[.C$9]" office:value-type="string" office:string-value="lei" calcext:value-type="string">
            <text:p>lei</text:p>
          </table:table-cell>
          <table:table-cell table:formula="of:=COM.INTRINIO.FINTECH.LOCALC.PYTHON.INTRINIOIMPL.INTRINIOCOMPANIESQUERY(query;latestfilingdate;[.$A34];[.B34])" office:value-type="string" office:string-value="" calcext:value-type="error">
            <text:p>#N/A</text:p>
          </table:table-cell>
          <table:table-cell/>
        </table:table-row>
        <table:table-row table:style-name="ro2">
          <table:table-cell office:value-type="float" office:value="3" calcext:value-type="float">
            <text:p>3</text:p>
          </table:table-cell>
          <table:table-cell table:style-name="ce9" table:formula="of:=[.C$10]" office:value-type="string" office:string-value="cik" calcext:value-type="string">
            <text:p>cik</text:p>
          </table:table-cell>
          <table:table-cell table:formula="of:=COM.INTRINIO.FINTECH.LOCALC.PYTHON.INTRINIOIMPL.INTRINIOCOMPANIESQUERY(query;latestfilingdate;[.$A35];[.B35])" office:value-type="string" office:string-value="0001409430" calcext:value-type="string">
            <text:p>0001409430</text:p>
          </table:table-cell>
          <table:table-cell/>
        </table:table-row>
        <table:table-row table:style-name="ro2">
          <table:table-cell office:value-type="float" office:value="3" calcext:value-type="float">
            <text:p>3</text:p>
          </table:table-cell>
          <table:table-cell table:style-name="ce9" table:formula="of:=[.C$11]" office:value-type="string" office:string-value="ticker" calcext:value-type="string">
            <text:p>ticker</text:p>
          </table:table-cell>
          <table:table-cell table:formula="of:=COM.INTRINIO.FINTECH.LOCALC.PYTHON.INTRINIOIMPL.INTRINIOCOMPANIESQUERY(query;latestfilingdate;[.$A36];[.B36])" office:value-type="string" office:string-value="AAGC" calcext:value-type="string">
            <text:p>AAGC</text:p>
          </table:table-cell>
          <table:table-cell/>
        </table:table-row>
        <table:table-row table:style-name="ro2">
          <table:table-cell office:value-type="float" office:value="3" calcext:value-type="float">
            <text:p>3</text:p>
          </table:table-cell>
          <table:table-cell table:style-name="ce9" table:formula="of:=[.C$12]" office:value-type="string" office:string-value="name" calcext:value-type="string">
            <text:p>name</text:p>
          </table:table-cell>
          <table:table-cell table:formula="of:=COM.INTRINIO.FINTECH.LOCALC.PYTHON.INTRINIOIMPL.INTRINIOCOMPANIESQUERY(query;latestfilingdate;[.$A37];[.B37])" office:value-type="string" office:string-value="All American Gold Corp" calcext:value-type="string">
            <text:p>All American Gold Corp</text:p>
          </table:table-cell>
          <table:table-cell/>
        </table:table-row>
        <table:table-row table:style-name="ro2">
          <table:table-cell office:value-type="float" office:value="3" calcext:value-type="float">
            <text:p>3</text:p>
          </table:table-cell>
          <table:table-cell table:style-name="ce9" table:formula="of:=[.C$13]" office:value-type="string" office:string-value="latest_filing_date" calcext:value-type="string">
            <text:p>latest_filing_date</text:p>
          </table:table-cell>
          <table:table-cell table:formula="of:=COM.INTRINIO.FINTECH.LOCALC.PYTHON.INTRINIOIMPL.INTRINIOCOMPANIESQUERY(query;latestfilingdate;[.$A38];[.B38])" office:value-type="string" office:string-value="2013-08-06" calcext:value-type="string">
            <text:p>2013-08-06</text:p>
          </table:table-cell>
          <table:table-cell/>
        </table:table-row>
        <table:table-row table:style-name="ro2">
          <table:table-cell office:value-type="string" calcext:value-type="string">
            <text:p>Query[4]</text:p>
          </table:table-cell>
          <table:table-cell/>
          <table:table-cell table:style-name="Default"/>
          <table:table-cell/>
        </table:table-row>
        <table:table-row table:style-name="ro2">
          <table:table-cell office:value-type="float" office:value="4" calcext:value-type="float">
            <text:p>4</text:p>
          </table:table-cell>
          <table:table-cell table:style-name="ce9" table:formula="of:=[.C$9]" office:value-type="string" office:string-value="lei" calcext:value-type="string">
            <text:p>lei</text:p>
          </table:table-cell>
          <table:table-cell table:formula="of:=COM.INTRINIO.FINTECH.LOCALC.PYTHON.INTRINIOIMPL.INTRINIOCOMPANIESQUERY(query;latestfilingdate;[.$A40];[.B40])" office:value-type="string" office:string-value="" calcext:value-type="error">
            <text:p>#N/A</text:p>
          </table:table-cell>
          <table:table-cell/>
        </table:table-row>
        <table:table-row table:style-name="ro2">
          <table:table-cell office:value-type="float" office:value="4" calcext:value-type="float">
            <text:p>4</text:p>
          </table:table-cell>
          <table:table-cell table:formula="of:=[.C$10]" office:value-type="string" office:string-value="cik" calcext:value-type="string">
            <text:p>cik</text:p>
          </table:table-cell>
          <table:table-cell table:formula="of:=COM.INTRINIO.FINTECH.LOCALC.PYTHON.INTRINIOIMPL.INTRINIOCOMPANIESQUERY(query;latestfilingdate;[.$A41];[.B41])" office:value-type="string" office:string-value="0000006201" calcext:value-type="string">
            <text:p>0000006201</text:p>
          </table:table-cell>
          <table:table-cell/>
        </table:table-row>
        <table:table-row table:style-name="ro2">
          <table:table-cell office:value-type="float" office:value="4" calcext:value-type="float">
            <text:p>4</text:p>
          </table:table-cell>
          <table:table-cell table:formula="of:=[.C$11]" office:value-type="string" office:string-value="ticker" calcext:value-type="string">
            <text:p>ticker</text:p>
          </table:table-cell>
          <table:table-cell table:formula="of:=COM.INTRINIO.FINTECH.LOCALC.PYTHON.INTRINIOIMPL.INTRINIOCOMPANIESQUERY(query;latestfilingdate;[.$A42];[.B42])" office:value-type="string" office:string-value="AAL" calcext:value-type="string">
            <text:p>AAL</text:p>
          </table:table-cell>
          <table:table-cell/>
        </table:table-row>
        <table:table-row table:style-name="ro2">
          <table:table-cell office:value-type="float" office:value="4" calcext:value-type="float">
            <text:p>4</text:p>
          </table:table-cell>
          <table:table-cell table:formula="of:=[.C$12]" office:value-type="string" office:string-value="name" calcext:value-type="string">
            <text:p>name</text:p>
          </table:table-cell>
          <table:table-cell table:formula="of:=COM.INTRINIO.FINTECH.LOCALC.PYTHON.INTRINIOIMPL.INTRINIOCOMPANIESQUERY(query;latestfilingdate;[.$A43];[.B43])" office:value-type="string" office:string-value="American Airlines Group Inc" calcext:value-type="string">
            <text:p>American Airlines Group Inc</text:p>
          </table:table-cell>
          <table:table-cell/>
        </table:table-row>
        <table:table-row table:style-name="ro2">
          <table:table-cell office:value-type="float" office:value="4" calcext:value-type="float">
            <text:p>4</text:p>
          </table:table-cell>
          <table:table-cell table:formula="of:=[.C$13]" office:value-type="string" office:string-value="latest_filing_date" calcext:value-type="string">
            <text:p>latest_filing_date</text:p>
          </table:table-cell>
          <table:table-cell table:formula="of:=COM.INTRINIO.FINTECH.LOCALC.PYTHON.INTRINIOIMPL.INTRINIOCOMPANIESQUERY(query;latestfilingdate;[.$A44];[.B44])" office:value-type="string" office:string-value="2017-07-28" calcext:value-type="string">
            <text:p>2017-07-28</text:p>
          </table:table-cell>
          <table:table-cell/>
        </table:table-row>
        <table:table-row table:style-name="ro2">
          <table:table-cell office:value-type="string" calcext:value-type="string">
            <text:p>Query[5]</text:p>
          </table:table-cell>
          <table:table-cell/>
          <table:table-cell table:style-name="Default"/>
          <table:table-cell/>
        </table:table-row>
        <table:table-row table:style-name="ro2">
          <table:table-cell office:value-type="float" office:value="5" calcext:value-type="float">
            <text:p>5</text:p>
          </table:table-cell>
          <table:table-cell table:formula="of:=[.C$9]" office:value-type="string" office:string-value="lei" calcext:value-type="string">
            <text:p>lei</text:p>
          </table:table-cell>
          <table:table-cell table:formula="of:=COM.INTRINIO.FINTECH.LOCALC.PYTHON.INTRINIOIMPL.INTRINIOCOMPANIESQUERY(query;latestfilingdate;[.$A46];[.B46])" office:value-type="string" office:string-value="" calcext:value-type="error">
            <text:p>#N/A</text:p>
          </table:table-cell>
          <table:table-cell/>
        </table:table-row>
        <table:table-row table:style-name="ro2">
          <table:table-cell office:value-type="float" office:value="5" calcext:value-type="float">
            <text:p>5</text:p>
          </table:table-cell>
          <table:table-cell table:formula="of:=[.C$10]" office:value-type="string" office:string-value="cik" calcext:value-type="string">
            <text:p>cik</text:p>
          </table:table-cell>
          <table:table-cell table:formula="of:=COM.INTRINIO.FINTECH.LOCALC.PYTHON.INTRINIOIMPL.INTRINIOCOMPANIESQUERY(query;latestfilingdate;[.$A47];[.B47])" office:value-type="string" office:string-value="0000008177" calcext:value-type="string">
            <text:p>0000008177</text:p>
          </table:table-cell>
          <table:table-cell/>
        </table:table-row>
        <table:table-row table:style-name="ro2">
          <table:table-cell office:value-type="float" office:value="5" calcext:value-type="float">
            <text:p>5</text:p>
          </table:table-cell>
          <table:table-cell table:formula="of:=[.C$11]" office:value-type="string" office:string-value="ticker" calcext:value-type="string">
            <text:p>ticker</text:p>
          </table:table-cell>
          <table:table-cell table:formula="of:=COM.INTRINIO.FINTECH.LOCALC.PYTHON.INTRINIOIMPL.INTRINIOCOMPANIESQUERY(query;latestfilingdate;[.$A48];[.B48])" office:value-type="string" office:string-value="AAME" calcext:value-type="string">
            <text:p>AAME</text:p>
          </table:table-cell>
          <table:table-cell/>
        </table:table-row>
        <table:table-row table:style-name="ro2">
          <table:table-cell office:value-type="float" office:value="5" calcext:value-type="float">
            <text:p>5</text:p>
          </table:table-cell>
          <table:table-cell table:formula="of:=[.C$12]" office:value-type="string" office:string-value="name" calcext:value-type="string">
            <text:p>name</text:p>
          </table:table-cell>
          <table:table-cell table:formula="of:=COM.INTRINIO.FINTECH.LOCALC.PYTHON.INTRINIOIMPL.INTRINIOCOMPANIESQUERY(query;latestfilingdate;[.$A49];[.B49])" office:value-type="string" office:string-value="Atlantic American Corp" calcext:value-type="string">
            <text:p>Atlantic American Corp</text:p>
          </table:table-cell>
          <table:table-cell/>
        </table:table-row>
        <table:table-row table:style-name="ro2">
          <table:table-cell office:value-type="float" office:value="5" calcext:value-type="float">
            <text:p>5</text:p>
          </table:table-cell>
          <table:table-cell table:formula="of:=[.C$13]" office:value-type="string" office:string-value="latest_filing_date" calcext:value-type="string">
            <text:p>latest_filing_date</text:p>
          </table:table-cell>
          <table:table-cell table:formula="of:=COM.INTRINIO.FINTECH.LOCALC.PYTHON.INTRINIOIMPL.INTRINIOCOMPANIESQUERY(query;latestfilingdate;[.$A50];[.B50])" office:value-type="string" office:string-value="2017-08-14" calcext:value-type="string">
            <text:p>2017-08-14</text:p>
          </table:table-cell>
          <table:table-cell/>
        </table:table-row>
        <table:table-row table:style-name="ro2">
          <table:table-cell office:value-type="string" calcext:value-type="string">
            <text:p>Query[6]</text:p>
          </table:table-cell>
          <table:table-cell/>
          <table:table-cell table:style-name="Default"/>
          <table:table-cell/>
        </table:table-row>
        <table:table-row table:style-name="ro2">
          <table:table-cell office:value-type="float" office:value="6" calcext:value-type="float">
            <text:p>6</text:p>
          </table:table-cell>
          <table:table-cell table:formula="of:=[.C$9]" office:value-type="string" office:string-value="lei" calcext:value-type="string">
            <text:p>lei</text:p>
          </table:table-cell>
          <table:table-cell table:formula="of:=COM.INTRINIO.FINTECH.LOCALC.PYTHON.INTRINIOIMPL.INTRINIOCOMPANIESQUERY(query;latestfilingdate;[.$A52];[.B52])" office:value-type="string" office:string-value="" calcext:value-type="error">
            <text:p>#N/A</text:p>
          </table:table-cell>
          <table:table-cell/>
        </table:table-row>
        <table:table-row table:style-name="ro2">
          <table:table-cell office:value-type="float" office:value="6" calcext:value-type="float">
            <text:p>6</text:p>
          </table:table-cell>
          <table:table-cell table:formula="of:=[.C$10]" office:value-type="string" office:string-value="cik" calcext:value-type="string">
            <text:p>cik</text:p>
          </table:table-cell>
          <table:table-cell table:formula="of:=COM.INTRINIO.FINTECH.LOCALC.PYTHON.INTRINIOIMPL.INTRINIOCOMPANIESQUERY(query;latestfilingdate;[.$A53];[.B53])" office:value-type="string" office:string-value="0001123648" calcext:value-type="string">
            <text:p>0001123648</text:p>
          </table:table-cell>
          <table:table-cell/>
        </table:table-row>
        <table:table-row table:style-name="ro2">
          <table:table-cell office:value-type="float" office:value="6" calcext:value-type="float">
            <text:p>6</text:p>
          </table:table-cell>
          <table:table-cell table:formula="of:=[.C$11]" office:value-type="string" office:string-value="ticker" calcext:value-type="string">
            <text:p>ticker</text:p>
          </table:table-cell>
          <table:table-cell table:formula="of:=COM.INTRINIO.FINTECH.LOCALC.PYTHON.INTRINIOIMPL.INTRINIOCOMPANIESQUERY(query;latestfilingdate;[.$A54];[.B54])" office:value-type="string" office:string-value="AAMUQ" calcext:value-type="string">
            <text:p>AAMUQ</text:p>
          </table:table-cell>
          <table:table-cell/>
        </table:table-row>
        <table:table-row table:style-name="ro2">
          <table:table-cell office:value-type="float" office:value="6" calcext:value-type="float">
            <text:p>6</text:p>
          </table:table-cell>
          <table:table-cell table:formula="of:=[.C$12]" office:value-type="string" office:string-value="name" calcext:value-type="string">
            <text:p>name</text:p>
          </table:table-cell>
          <table:table-cell table:formula="of:=COM.INTRINIO.FINTECH.LOCALC.PYTHON.INTRINIOIMPL.INTRINIOCOMPANIESQUERY(query;latestfilingdate;[.$A55];[.B55])" office:value-type="string" office:string-value="AMERICAN AMMUNITION INC/FL" calcext:value-type="string">
            <text:p>AMERICAN AMMUNITION INC/FL</text:p>
          </table:table-cell>
          <table:table-cell/>
        </table:table-row>
        <table:table-row table:style-name="ro2">
          <table:table-cell office:value-type="float" office:value="6" calcext:value-type="float">
            <text:p>6</text:p>
          </table:table-cell>
          <table:table-cell table:formula="of:=[.C$13]" office:value-type="string" office:string-value="latest_filing_date" calcext:value-type="string">
            <text:p>latest_filing_date</text:p>
          </table:table-cell>
          <table:table-cell table:formula="of:=COM.INTRINIO.FINTECH.LOCALC.PYTHON.INTRINIOIMPL.INTRINIOCOMPANIESQUERY(query;latestfilingdate;[.$A56];[.B56])" office:value-type="string" office:string-value="" calcext:value-type="error">
            <text:p>#N/A</text:p>
          </table:table-cell>
          <table:table-cell/>
        </table:table-row>
        <table:table-row table:style-name="ro2">
          <table:table-cell office:value-type="string" calcext:value-type="string">
            <text:p>Query[7]</text:p>
          </table:table-cell>
          <table:table-cell/>
          <table:table-cell table:style-name="Default"/>
          <table:table-cell/>
        </table:table-row>
        <table:table-row table:style-name="ro2">
          <table:table-cell office:value-type="float" office:value="7" calcext:value-type="float">
            <text:p>7</text:p>
          </table:table-cell>
          <table:table-cell table:formula="of:=[.C$9]" office:value-type="string" office:string-value="lei" calcext:value-type="string">
            <text:p>lei</text:p>
          </table:table-cell>
          <table:table-cell table:formula="of:=COM.INTRINIO.FINTECH.LOCALC.PYTHON.INTRINIOIMPL.INTRINIOCOMPANIESQUERY(query;latestfilingdate;[.$A58];[.B58])" office:value-type="string" office:string-value="" calcext:value-type="error">
            <text:p>#N/A</text:p>
          </table:table-cell>
          <table:table-cell/>
        </table:table-row>
        <table:table-row table:style-name="ro2">
          <table:table-cell office:value-type="float" office:value="7" calcext:value-type="float">
            <text:p>7</text:p>
          </table:table-cell>
          <table:table-cell table:formula="of:=[.C$10]" office:value-type="string" office:string-value="cik" calcext:value-type="string">
            <text:p>cik</text:p>
          </table:table-cell>
          <table:table-cell table:formula="of:=COM.INTRINIO.FINTECH.LOCALC.PYTHON.INTRINIOIMPL.INTRINIOCOMPANIESQUERY(query;latestfilingdate;[.$A59];[.B59])" office:value-type="string" office:string-value="0001040482" calcext:value-type="string">
            <text:p>0001040482</text:p>
          </table:table-cell>
          <table:table-cell/>
        </table:table-row>
        <table:table-row table:style-name="ro2">
          <table:table-cell office:value-type="float" office:value="7" calcext:value-type="float">
            <text:p>7</text:p>
          </table:table-cell>
          <table:table-cell table:formula="of:=[.C$11]" office:value-type="string" office:string-value="ticker" calcext:value-type="string">
            <text:p>ticker</text:p>
          </table:table-cell>
          <table:table-cell table:formula="of:=COM.INTRINIO.FINTECH.LOCALC.PYTHON.INTRINIOIMPL.INTRINIOCOMPANIESQUERY(query;latestfilingdate;[.$A60];[.B60])" office:value-type="string" office:string-value="AAPH" calcext:value-type="string">
            <text:p>AAPH</text:p>
          </table:table-cell>
          <table:table-cell/>
        </table:table-row>
        <table:table-row table:style-name="ro2">
          <table:table-cell office:value-type="float" office:value="7" calcext:value-type="float">
            <text:p>7</text:p>
          </table:table-cell>
          <table:table-cell table:formula="of:=[.C$12]" office:value-type="string" office:string-value="name" calcext:value-type="string">
            <text:p>name</text:p>
          </table:table-cell>
          <table:table-cell table:formula="of:=COM.INTRINIO.FINTECH.LOCALC.PYTHON.INTRINIOIMPL.INTRINIOCOMPANIESQUERY(query;latestfilingdate;[.$A61];[.B61])" office:value-type="string" office:string-value="American Petro-Hunter Inc" calcext:value-type="string">
            <text:p>American Petro-Hunter Inc</text:p>
          </table:table-cell>
          <table:table-cell/>
        </table:table-row>
        <table:table-row table:style-name="ro2">
          <table:table-cell office:value-type="float" office:value="7" calcext:value-type="float">
            <text:p>7</text:p>
          </table:table-cell>
          <table:table-cell table:formula="of:=[.C$13]" office:value-type="string" office:string-value="latest_filing_date" calcext:value-type="string">
            <text:p>latest_filing_date</text:p>
          </table:table-cell>
          <table:table-cell table:formula="of:=COM.INTRINIO.FINTECH.LOCALC.PYTHON.INTRINIOIMPL.INTRINIOCOMPANIESQUERY(query;latestfilingdate;[.$A62];[.B62])" office:value-type="string" office:string-value="2014-04-30" calcext:value-type="string">
            <text:p>2014-04-30</text:p>
          </table:table-cell>
          <table:table-cell/>
        </table:table-row>
      </table:table>
      <table:table table:name="CompanyByIdentifier"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style-name="ce1" office:value-type="string" calcext:value-type="string" table:number-columns-spanned="4" table:number-rows-spanned="1">
            <text:p>Intrinio Company by Identifier</text:p>
          </table:table-cell>
          <table:covered-table-cell table:style-name="ce4"/>
          <table:covered-table-cell table:number-columns-repeated="2"/>
        </table:table-row>
        <table:table-row table:style-name="ro2">
          <table:table-cell table:style-name="ce2"/>
          <table:table-cell table:style-name="ce2" office:value-type="string" calcext:value-type="string">
            <text:p>Inputs</text:p>
          </table:table-cell>
          <table:table-cell table:style-name="ce2" office:value-type="string" calcext:value-type="string">
            <text:p>Results</text:p>
          </table:table-cell>
          <table:table-cell table:style-name="ce2" office:value-type="string" calcext:value-type="string">
            <text:p>Notes</text:p>
          </table:table-cell>
        </table:table-row>
        <table:table-row table:style-name="ro2">
          <table:table-cell table:style-name="ce3" office:value-type="string" calcext:value-type="string">
            <text:p>TagCount</text:p>
          </table:table-cell>
          <table:table-cell table:style-name="ce3" office:value-type="string" calcext:value-type="string">
            <text:p>AAPL</text:p>
          </table:table-cell>
          <table:table-cell table:formula="of:=COM.INTRINIO.FINTECH.LOCALC.PYTHON.INTRINIOIMPL.INTRINIOCOMPANYTAGCOUNT(identifier)" office:value-type="float" office:value="32" calcext:value-type="float">
            <text:p>32</text:p>
          </table:table-cell>
          <table:table-cell office:value-type="string" calcext:value-type="string">
            <text:p>Number of items available for an identifier</text:p>
          </table:table-cell>
        </table:table-row>
        <table:table-row table:style-name="ro2">
          <table:table-cell table:number-columns-repeated="4"/>
        </table:table-row>
        <table:table-row table:style-name="ro2">
          <table:table-cell office:value-type="string" calcext:value-type="string">
            <text:p>Tags[n]</text:p>
          </table:table-cell>
          <table:table-cell/>
          <table:table-cell table:style-name="ce2" office:value-type="string" calcext:value-type="string">
            <text:p>TagName</text:p>
          </table:table-cell>
          <table:table-cell office:value-type="string" calcext:value-type="string">
            <text:p>Tag/item names</text:p>
          </table:table-cell>
        </table:table-row>
        <table:table-row table:style-name="ro2">
          <table:table-cell office:value-type="float" office:value="0" calcext:value-type="float">
            <text:p>0</text:p>
          </table:table-cell>
          <table:table-cell/>
          <table:table-cell table:formula="of:=COM.INTRINIO.FINTECH.LOCALC.PYTHON.INTRINIOIMPL.INTRINIOCOMPANYTAG(identifier;[.A6])" office:value-type="string" office:string-value="industry_category" calcext:value-type="string">
            <text:p>industry_category</text:p>
          </table:table-cell>
          <table:table-cell/>
        </table:table-row>
        <table:table-row table:style-name="ro2">
          <table:table-cell table:formula="of:=[.A6]+1" office:value-type="float" office:value="1" calcext:value-type="float">
            <text:p>1</text:p>
          </table:table-cell>
          <table:table-cell/>
          <table:table-cell table:formula="of:=COM.INTRINIO.FINTECH.LOCALC.PYTHON.INTRINIOIMPL.INTRINIOCOMPANYTAG(identifier;[.A7])" office:value-type="string" office:string-value="business_address" calcext:value-type="string">
            <text:p>business_address</text:p>
          </table:table-cell>
          <table:table-cell/>
        </table:table-row>
        <table:table-row table:style-name="ro2">
          <table:table-cell table:formula="of:=[.A7]+1" office:value-type="float" office:value="2" calcext:value-type="float">
            <text:p>2</text:p>
          </table:table-cell>
          <table:table-cell/>
          <table:table-cell table:formula="of:=COM.INTRINIO.FINTECH.LOCALC.PYTHON.INTRINIOIMPL.INTRINIOCOMPANYTAG(identifier;[.A8])" office:value-type="string" office:string-value="long_description" calcext:value-type="string">
            <text:p>long_description</text:p>
          </table:table-cell>
          <table:table-cell/>
        </table:table-row>
        <table:table-row table:style-name="ro2">
          <table:table-cell table:formula="of:=[.A8]+1" office:value-type="float" office:value="3" calcext:value-type="float">
            <text:p>3</text:p>
          </table:table-cell>
          <table:table-cell/>
          <table:table-cell table:formula="of:=COM.INTRINIO.FINTECH.LOCALC.PYTHON.INTRINIOIMPL.INTRINIOCOMPANYTAG(identifier;[.A9])" office:value-type="string" office:string-value="sector" calcext:value-type="string">
            <text:p>sector</text:p>
          </table:table-cell>
          <table:table-cell/>
        </table:table-row>
        <table:table-row table:style-name="ro2">
          <table:table-cell table:formula="of:=[.A9]+1" office:value-type="float" office:value="4" calcext:value-type="float">
            <text:p>4</text:p>
          </table:table-cell>
          <table:table-cell/>
          <table:table-cell table:formula="of:=COM.INTRINIO.FINTECH.LOCALC.PYTHON.INTRINIOIMPL.INTRINIOCOMPANYTAG(identifier;[.A10])" office:value-type="string" office:string-value="business_phone_no" calcext:value-type="string">
            <text:p>business_phone_no</text:p>
          </table:table-cell>
          <table:table-cell/>
        </table:table-row>
        <table:table-row table:style-name="ro2">
          <table:table-cell table:formula="of:=[.A10]+1" office:value-type="float" office:value="5" calcext:value-type="float">
            <text:p>5</text:p>
          </table:table-cell>
          <table:table-cell/>
          <table:table-cell table:formula="of:=COM.INTRINIO.FINTECH.LOCALC.PYTHON.INTRINIOIMPL.INTRINIOCOMPANYTAG(identifier;[.A11])" office:value-type="string" office:string-value="inc_state" calcext:value-type="string">
            <text:p>inc_state</text:p>
          </table:table-cell>
          <table:table-cell/>
        </table:table-row>
        <table:table-row table:style-name="ro2">
          <table:table-cell table:formula="of:=[.A11]+1" office:value-type="float" office:value="6" calcext:value-type="float">
            <text:p>6</text:p>
          </table:table-cell>
          <table:table-cell/>
          <table:table-cell table:formula="of:=COM.INTRINIO.FINTECH.LOCALC.PYTHON.INTRINIOIMPL.INTRINIOCOMPANYTAG(identifier;[.A12])" office:value-type="string" office:string-value="legal_name" calcext:value-type="string">
            <text:p>legal_name</text:p>
          </table:table-cell>
          <table:table-cell/>
        </table:table-row>
        <table:table-row table:style-name="ro2">
          <table:table-cell table:formula="of:=[.A12]+1" office:value-type="float" office:value="7" calcext:value-type="float">
            <text:p>7</text:p>
          </table:table-cell>
          <table:table-cell/>
          <table:table-cell table:formula="of:=COM.INTRINIO.FINTECH.LOCALC.PYTHON.INTRINIOIMPL.INTRINIOCOMPANYTAG(identifier;[.A13])" office:value-type="string" office:string-value="hq_state" calcext:value-type="string">
            <text:p>hq_state</text:p>
          </table:table-cell>
          <table:table-cell/>
        </table:table-row>
        <table:table-row table:style-name="ro2">
          <table:table-cell table:formula="of:=[.A13]+1" office:value-type="float" office:value="8" calcext:value-type="float">
            <text:p>8</text:p>
          </table:table-cell>
          <table:table-cell/>
          <table:table-cell table:formula="of:=COM.INTRINIO.FINTECH.LOCALC.PYTHON.INTRINIOIMPL.INTRINIOCOMPANYTAG(identifier;[.A14])" office:value-type="string" office:string-value="sic" calcext:value-type="string">
            <text:p>sic</text:p>
          </table:table-cell>
          <table:table-cell/>
        </table:table-row>
        <table:table-row table:style-name="ro2">
          <table:table-cell table:formula="of:=[.A14]+1" office:value-type="float" office:value="9" calcext:value-type="float">
            <text:p>9</text:p>
          </table:table-cell>
          <table:table-cell/>
          <table:table-cell table:formula="of:=COM.INTRINIO.FINTECH.LOCALC.PYTHON.INTRINIOIMPL.INTRINIOCOMPANYTAG(identifier;[.A15])" office:value-type="string" office:string-value="hq_address2" calcext:value-type="string">
            <text:p>hq_address2</text:p>
          </table:table-cell>
          <table:table-cell/>
        </table:table-row>
        <table:table-row table:style-name="ro2">
          <table:table-cell table:formula="of:=[.A15]+1" office:value-type="float" office:value="10" calcext:value-type="float">
            <text:p>10</text:p>
          </table:table-cell>
          <table:table-cell/>
          <table:table-cell table:formula="of:=COM.INTRINIO.FINTECH.LOCALC.PYTHON.INTRINIOIMPL.INTRINIOCOMPANYTAG(identifier;[.A16])" office:value-type="string" office:string-value="entity_status" calcext:value-type="string">
            <text:p>entity_status</text:p>
          </table:table-cell>
          <table:table-cell/>
        </table:table-row>
        <table:table-row table:style-name="ro2">
          <table:table-cell table:formula="of:=[.A16]+1" office:value-type="float" office:value="11" calcext:value-type="float">
            <text:p>11</text:p>
          </table:table-cell>
          <table:table-cell/>
          <table:table-cell table:formula="of:=COM.INTRINIO.FINTECH.LOCALC.PYTHON.INTRINIOIMPL.INTRINIOCOMPANYTAG(identifier;[.A17])" office:value-type="string" office:string-value="template" calcext:value-type="string">
            <text:p>template</text:p>
          </table:table-cell>
          <table:table-cell/>
        </table:table-row>
        <table:table-row table:style-name="ro2">
          <table:table-cell table:formula="of:=[.A17]+1" office:value-type="float" office:value="12" calcext:value-type="float">
            <text:p>12</text:p>
          </table:table-cell>
          <table:table-cell/>
          <table:table-cell table:formula="of:=COM.INTRINIO.FINTECH.LOCALC.PYTHON.INTRINIOIMPL.INTRINIOCOMPANYTAG(identifier;[.A18])" office:value-type="string" office:string-value="industry_group" calcext:value-type="string">
            <text:p>industry_group</text:p>
          </table:table-cell>
          <table:table-cell/>
        </table:table-row>
        <table:table-row table:style-name="ro2">
          <table:table-cell table:formula="of:=[.A18]+1" office:value-type="float" office:value="13" calcext:value-type="float">
            <text:p>13</text:p>
          </table:table-cell>
          <table:table-cell/>
          <table:table-cell table:formula="of:=COM.INTRINIO.FINTECH.LOCALC.PYTHON.INTRINIOIMPL.INTRINIOCOMPANYTAG(identifier;[.A19])" office:value-type="string" office:string-value="securities" calcext:value-type="string">
            <text:p>securities</text:p>
          </table:table-cell>
          <table:table-cell/>
        </table:table-row>
        <table:table-row table:style-name="ro2">
          <table:table-cell table:formula="of:=[.A19]+1" office:value-type="float" office:value="14" calcext:value-type="float">
            <text:p>14</text:p>
          </table:table-cell>
          <table:table-cell/>
          <table:table-cell table:formula="of:=COM.INTRINIO.FINTECH.LOCALC.PYTHON.INTRINIOIMPL.INTRINIOCOMPANYTAG(identifier;[.A20])" office:value-type="string" office:string-value="ceo" calcext:value-type="string">
            <text:p>ceo</text:p>
          </table:table-cell>
          <table:table-cell/>
        </table:table-row>
        <table:table-row table:style-name="ro2">
          <table:table-cell table:formula="of:=[.A20]+1" office:value-type="float" office:value="15" calcext:value-type="float">
            <text:p>15</text:p>
          </table:table-cell>
          <table:table-cell/>
          <table:table-cell table:formula="of:=COM.INTRINIO.FINTECH.LOCALC.PYTHON.INTRINIOIMPL.INTRINIOCOMPANYTAG(identifier;[.A21])" office:value-type="string" office:string-value="latest_filing_date" calcext:value-type="string">
            <text:p>latest_filing_date</text:p>
          </table:table-cell>
          <table:table-cell/>
        </table:table-row>
        <table:table-row table:style-name="ro2">
          <table:table-cell table:formula="of:=[.A21]+1" office:value-type="float" office:value="16" calcext:value-type="float">
            <text:p>16</text:p>
          </table:table-cell>
          <table:table-cell/>
          <table:table-cell table:formula="of:=COM.INTRINIO.FINTECH.LOCALC.PYTHON.INTRINIOIMPL.INTRINIOCOMPANYTAG(identifier;[.A22])" office:value-type="string" office:string-value="stock_exchange" calcext:value-type="string">
            <text:p>stock_exchange</text:p>
          </table:table-cell>
          <table:table-cell/>
        </table:table-row>
        <table:table-row table:style-name="ro2">
          <table:table-cell table:formula="of:=[.A22]+1" office:value-type="float" office:value="17" calcext:value-type="float">
            <text:p>17</text:p>
          </table:table-cell>
          <table:table-cell/>
          <table:table-cell table:formula="of:=COM.INTRINIO.FINTECH.LOCALC.PYTHON.INTRINIOIMPL.INTRINIOCOMPANYTAG(identifier;[.A23])" office:value-type="string" office:string-value="standardized_active" calcext:value-type="string">
            <text:p>standardized_active</text:p>
          </table:table-cell>
          <table:table-cell/>
        </table:table-row>
        <table:table-row table:style-name="ro2">
          <table:table-cell table:formula="of:=[.A23]+1" office:value-type="float" office:value="18" calcext:value-type="float">
            <text:p>18</text:p>
          </table:table-cell>
          <table:table-cell/>
          <table:table-cell table:formula="of:=COM.INTRINIO.FINTECH.LOCALC.PYTHON.INTRINIOIMPL.INTRINIOCOMPANYTAG(identifier;[.A24])" office:value-type="string" office:string-value="cik" calcext:value-type="string">
            <text:p>cik</text:p>
          </table:table-cell>
          <table:table-cell/>
        </table:table-row>
        <table:table-row table:style-name="ro2">
          <table:table-cell table:formula="of:=[.A24]+1" office:value-type="float" office:value="19" calcext:value-type="float">
            <text:p>19</text:p>
          </table:table-cell>
          <table:table-cell/>
          <table:table-cell table:formula="of:=COM.INTRINIO.FINTECH.LOCALC.PYTHON.INTRINIOIMPL.INTRINIOCOMPANYTAG(identifier;[.A25])" office:value-type="string" office:string-value="name" calcext:value-type="string">
            <text:p>name</text:p>
          </table:table-cell>
          <table:table-cell/>
        </table:table-row>
        <table:table-row table:style-name="ro2">
          <table:table-cell table:formula="of:=[.A25]+1" office:value-type="float" office:value="20" calcext:value-type="float">
            <text:p>20</text:p>
          </table:table-cell>
          <table:table-cell/>
          <table:table-cell table:formula="of:=COM.INTRINIO.FINTECH.LOCALC.PYTHON.INTRINIOIMPL.INTRINIOCOMPANYTAG(identifier;[.A26])" office:value-type="string" office:string-value="mailing_address" calcext:value-type="string">
            <text:p>mailing_address</text:p>
          </table:table-cell>
          <table:table-cell/>
        </table:table-row>
        <table:table-row table:style-name="ro2">
          <table:table-cell table:formula="of:=[.A26]+1" office:value-type="float" office:value="21" calcext:value-type="float">
            <text:p>21</text:p>
          </table:table-cell>
          <table:table-cell/>
          <table:table-cell table:formula="of:=COM.INTRINIO.FINTECH.LOCALC.PYTHON.INTRINIOIMPL.INTRINIOCOMPANYTAG(identifier;[.A27])" office:value-type="string" office:string-value="lei" calcext:value-type="string">
            <text:p>lei</text:p>
          </table:table-cell>
          <table:table-cell/>
        </table:table-row>
        <table:table-row table:style-name="ro2">
          <table:table-cell table:formula="of:=[.A27]+1" office:value-type="float" office:value="22" calcext:value-type="float">
            <text:p>22</text:p>
          </table:table-cell>
          <table:table-cell/>
          <table:table-cell table:formula="of:=COM.INTRINIO.FINTECH.LOCALC.PYTHON.INTRINIOIMPL.INTRINIOCOMPANYTAG(identifier;[.A28])" office:value-type="string" office:string-value="hq_address_city" calcext:value-type="string">
            <text:p>hq_address_city</text:p>
          </table:table-cell>
          <table:table-cell/>
        </table:table-row>
        <table:table-row table:style-name="ro2">
          <table:table-cell table:formula="of:=[.A28]+1" office:value-type="float" office:value="23" calcext:value-type="float">
            <text:p>23</text:p>
          </table:table-cell>
          <table:table-cell/>
          <table:table-cell table:formula="of:=COM.INTRINIO.FINTECH.LOCALC.PYTHON.INTRINIOIMPL.INTRINIOCOMPANYTAG(identifier;[.A29])" office:value-type="string" office:string-value="ticker" calcext:value-type="string">
            <text:p>ticker</text:p>
          </table:table-cell>
          <table:table-cell/>
        </table:table-row>
        <table:table-row table:style-name="ro2">
          <table:table-cell table:formula="of:=[.A29]+1" office:value-type="float" office:value="24" calcext:value-type="float">
            <text:p>24</text:p>
          </table:table-cell>
          <table:table-cell/>
          <table:table-cell table:formula="of:=COM.INTRINIO.FINTECH.LOCALC.PYTHON.INTRINIOIMPL.INTRINIOCOMPANYTAG(identifier;[.A30])" office:value-type="string" office:string-value="entity_legal_form" calcext:value-type="string">
            <text:p>entity_legal_form</text:p>
          </table:table-cell>
          <table:table-cell/>
        </table:table-row>
        <table:table-row table:style-name="ro2">
          <table:table-cell table:formula="of:=[.A30]+1" office:value-type="float" office:value="25" calcext:value-type="float">
            <text:p>25</text:p>
          </table:table-cell>
          <table:table-cell/>
          <table:table-cell table:formula="of:=COM.INTRINIO.FINTECH.LOCALC.PYTHON.INTRINIOIMPL.INTRINIOCOMPANYTAG(identifier;[.A31])" office:value-type="string" office:string-value="hq_address1" calcext:value-type="string">
            <text:p>hq_address1</text:p>
          </table:table-cell>
          <table:table-cell/>
        </table:table-row>
        <table:table-row table:style-name="ro2">
          <table:table-cell table:formula="of:=[.A31]+1" office:value-type="float" office:value="26" calcext:value-type="float">
            <text:p>26</text:p>
          </table:table-cell>
          <table:table-cell/>
          <table:table-cell table:formula="of:=COM.INTRINIO.FINTECH.LOCALC.PYTHON.INTRINIOIMPL.INTRINIOCOMPANYTAG(identifier;[.A32])" office:value-type="string" office:string-value="inc_country" calcext:value-type="string">
            <text:p>inc_country</text:p>
          </table:table-cell>
          <table:table-cell/>
        </table:table-row>
        <table:table-row table:style-name="ro2">
          <table:table-cell table:formula="of:=[.A32]+1" office:value-type="float" office:value="27" calcext:value-type="float">
            <text:p>27</text:p>
          </table:table-cell>
          <table:table-cell/>
          <table:table-cell table:formula="of:=COM.INTRINIO.FINTECH.LOCALC.PYTHON.INTRINIOIMPL.INTRINIOCOMPANYTAG(identifier;[.A33])" office:value-type="string" office:string-value="hq_country" calcext:value-type="string">
            <text:p>hq_country</text:p>
          </table:table-cell>
          <table:table-cell/>
        </table:table-row>
        <table:table-row table:style-name="ro2">
          <table:table-cell table:formula="of:=[.A33]+1" office:value-type="float" office:value="28" calcext:value-type="float">
            <text:p>28</text:p>
          </table:table-cell>
          <table:table-cell/>
          <table:table-cell table:formula="of:=COM.INTRINIO.FINTECH.LOCALC.PYTHON.INTRINIOIMPL.INTRINIOCOMPANYTAG(identifier;[.A34])" office:value-type="string" office:string-value="employees" calcext:value-type="string">
            <text:p>employees</text:p>
          </table:table-cell>
          <table:table-cell/>
        </table:table-row>
        <table:table-row table:style-name="ro2">
          <table:table-cell table:formula="of:=[.A34]+1" office:value-type="float" office:value="29" calcext:value-type="float">
            <text:p>29</text:p>
          </table:table-cell>
          <table:table-cell/>
          <table:table-cell table:formula="of:=COM.INTRINIO.FINTECH.LOCALC.PYTHON.INTRINIOIMPL.INTRINIOCOMPANYTAG(identifier;[.A35])" office:value-type="string" office:string-value="company_url" calcext:value-type="string">
            <text:p>company_url</text:p>
          </table:table-cell>
          <table:table-cell/>
        </table:table-row>
        <table:table-row table:style-name="ro2">
          <table:table-cell table:formula="of:=[.A35]+1" office:value-type="float" office:value="30" calcext:value-type="float">
            <text:p>30</text:p>
          </table:table-cell>
          <table:table-cell/>
          <table:table-cell table:formula="of:=COM.INTRINIO.FINTECH.LOCALC.PYTHON.INTRINIOIMPL.INTRINIOCOMPANYTAG(identifier;[.A36])" office:value-type="string" office:string-value="short_description" calcext:value-type="string">
            <text:p>short_description</text:p>
          </table:table-cell>
          <table:table-cell/>
        </table:table-row>
        <table:table-row table:style-name="ro2">
          <table:table-cell table:formula="of:=[.A36]+1" office:value-type="float" office:value="31" calcext:value-type="float">
            <text:p>31</text:p>
          </table:table-cell>
          <table:table-cell/>
          <table:table-cell table:formula="of:=COM.INTRINIO.FINTECH.LOCALC.PYTHON.INTRINIOIMPL.INTRINIOCOMPANYTAG(identifier;[.A37])" office:value-type="string" office:string-value="hq_address_postal_code" calcext:value-type="string">
            <text:p>hq_address_postal_code</text:p>
          </table:table-cell>
          <table:table-cell/>
        </table:table-row>
        <table:table-row table:style-name="ro2">
          <table:table-cell table:number-columns-repeated="4"/>
        </table:table-row>
        <table:table-row table:style-name="ro2">
          <table:table-cell table:formula="of:=identifier" office:value-type="string" office:string-value="AAPL" calcext:value-type="string">
            <text:p>AAPL</text:p>
          </table:table-cell>
          <table:table-cell table:style-name="ce2" office:value-type="string" calcext:value-type="string">
            <text:p>TagName</text:p>
          </table:table-cell>
          <table:table-cell table:style-name="ce2" office:value-type="string" calcext:value-type="string">
            <text:p>TagValue</text:p>
          </table:table-cell>
          <table:table-cell table:formula="of:=COM.MICROSOFT.CONCAT(&quot;Values for company &quot;;identifier)" office:value-type="string" office:string-value="Values for company AAPL" calcext:value-type="string">
            <text:p>Values for company AAPL</text:p>
          </table:table-cell>
        </table:table-row>
        <table:table-row table:style-name="ro2">
          <table:table-cell/>
          <table:table-cell table:style-name="ce9" table:formula="of:=[.C6]" office:value-type="string" office:string-value="industry_category" calcext:value-type="string">
            <text:p>industry_category</text:p>
          </table:table-cell>
          <table:table-cell table:formula="of:=COM.INTRINIO.FINTECH.LOCALC.PYTHON.INTRINIOIMPL.INTRINIOCOMPANY(identifier;[.B40])" office:value-type="string" office:string-value="Consumer Durables" calcext:value-type="string">
            <text:p>Consumer Durables</text:p>
          </table:table-cell>
          <table:table-cell/>
        </table:table-row>
        <table:table-row table:style-name="ro2">
          <table:table-cell/>
          <table:table-cell table:style-name="ce9" table:formula="of:=[.C7]" office:value-type="string" office:string-value="business_address" calcext:value-type="string">
            <text:p>business_address</text:p>
          </table:table-cell>
          <table:table-cell table:formula="of:=COM.INTRINIO.FINTECH.LOCALC.PYTHON.INTRINIOIMPL.INTRINIOCOMPANY(identifier;[.B41])" office:value-type="string" office:string-value="ONE INFINITE LOOP, CUPERTINO, CA 95014" calcext:value-type="string">
            <text:p>ONE INFINITE LOOP, CUPERTINO, CA 95014</text:p>
          </table:table-cell>
          <table:table-cell/>
        </table:table-row>
        <table:table-row table:style-name="ro2">
          <table:table-cell/>
          <table:table-cell table:style-name="ce9" table:formula="of:=[.C8]" office:value-type="string" office:string-value="long_description" calcext:value-type="string">
            <text:p>long_description</text:p>
          </table:table-cell>
          <table:table-cell table:formula="of:=COM.INTRINIO.FINTECH.LOCALC.PYTHON.INTRINIOIMPL.INTRINIOCOMPANY(identifier;[.B42])" office:value-type="string" office:string-value="Apple Inc. designs, manufactures, and markets mobile communication and media devices, personal computers, and portable digital music players to consumers, small and mid-sized businesses, and education, enterprise, and government customers worldwide. The company also sells related software, services, accessories, networking solutions, and third-party digital content and applications. It offers iPhone, a line of smartphones; iPad, a line of multi-purpose tablets; and Mac, a line of desktop and portable personal computers. The company also provides iLife, a consumer-oriented digital lifestyle software application suite; iWork, an integrated productivity suite that helps users create, present, and publish documents, presentations, and spreadsheets; and other application software, such as Final Cut Pro, Logic Pro X, and FileMaker Pro. In addition, it offers Apple TV that connects to consumers' TV and enables them to access digital content directly for streaming high definition video, playing music and games, and viewing photos; Apple Watch, a personal electronic device; and iPod, a line of portable digital music and media players. Further, the company sells Apple-branded and third-party Mac-compatible, and iOS-compatible accessories, such as headphones, displays, storage devices, Beats products, and other connectivity and computing products and supplies. Additionally, it offers iCloud, a cloud service; AppleCare that offers support options for its customers; and Apple Pay, a mobile payment service. The company sells and delivers digital content and applications through the iTunes Store, App Store, Mac App Store, TV App Store, iBooks Store, and Apple Music. It also sells its products through its retail and online stores, and direct sales force, as well as through third-party cellular network carriers, wholesalers, retailers, and value-added resellers. Apple Inc. was founded in 1977 and is headquartered in Cupertino, California." calcext:value-type="string">
            <text:p>Apple Inc. designs, manufactures, and markets mobile communication and media devices, personal computers, and portable digital music players to consumers, small and mid-sized businesses, and education, enterprise, and government customers worldwide. The company also sells related software, services, accessories, networking solutions, and third-party digital content and applications. It offers iPhone, a line of smartphones; iPad, a line of multi-purpose tablets; and Mac, a line of desktop and portable personal computers. The company also provides iLife, a consumer-oriented digital lifestyle software application suite; iWork, an integrated productivity suite that helps users create, present, and publish documents, presentations, and spreadsheets; and other application software, such as Final Cut Pro, Logic Pro X, and FileMaker Pro. In addition, it offers Apple TV that connects to consumers' TV and enables them to access digital content directly for streaming high definition video, playing music and games, and viewing photos; Apple Watch, a personal electronic device; and iPod, a line of portable digital music and media players. Further, the company sells Apple-branded and third-party Mac-compatible, and iOS-compatible accessories, such as headphones, displays, storage devices, Beats products, and other connectivity and computing products and supplies. Additionally, it offers iCloud, a cloud service; AppleCare that offers support options for its customers; and Apple Pay, a mobile payment service. The company sells and delivers digital content and applications through the iTunes Store, App Store, Mac App Store, TV App Store, iBooks Store, and Apple Music. It also sells its products through its retail and online stores, and direct sales force, as well as through third-party cellular network carriers, wholesalers, retailers, and value-added resellers. Apple Inc. was founded in 1977 and is headquartered in Cupertino, California.</text:p>
          </table:table-cell>
          <table:table-cell/>
        </table:table-row>
        <table:table-row table:style-name="ro2">
          <table:table-cell/>
          <table:table-cell table:style-name="ce9" table:formula="of:=[.C9]" office:value-type="string" office:string-value="sector" calcext:value-type="string">
            <text:p>sector</text:p>
          </table:table-cell>
          <table:table-cell table:formula="of:=COM.INTRINIO.FINTECH.LOCALC.PYTHON.INTRINIOIMPL.INTRINIOCOMPANY(identifier;[.B43])" office:value-type="string" office:string-value="Consumer Goods" calcext:value-type="string">
            <text:p>Consumer Goods</text:p>
          </table:table-cell>
          <table:table-cell/>
        </table:table-row>
        <table:table-row table:style-name="ro2">
          <table:table-cell/>
          <table:table-cell table:style-name="ce9" table:formula="of:=[.C10]" office:value-type="string" office:string-value="business_phone_no" calcext:value-type="string">
            <text:p>business_phone_no</text:p>
          </table:table-cell>
          <table:table-cell table:formula="of:=COM.INTRINIO.FINTECH.LOCALC.PYTHON.INTRINIOIMPL.INTRINIOCOMPANY(identifier;[.B44])" office:value-type="string" office:string-value="(408) 996-1010" calcext:value-type="string">
            <text:p>(408) 996-1010</text:p>
          </table:table-cell>
          <table:table-cell/>
        </table:table-row>
        <table:table-row table:style-name="ro2">
          <table:table-cell/>
          <table:table-cell table:style-name="ce9" table:formula="of:=[.C11]" office:value-type="string" office:string-value="inc_state" calcext:value-type="string">
            <text:p>inc_state</text:p>
          </table:table-cell>
          <table:table-cell table:formula="of:=COM.INTRINIO.FINTECH.LOCALC.PYTHON.INTRINIOIMPL.INTRINIOCOMPANY(identifier;[.B45])" office:value-type="string" office:string-value="California" calcext:value-type="string">
            <text:p>California</text:p>
          </table:table-cell>
          <table:table-cell/>
        </table:table-row>
        <table:table-row table:style-name="ro2">
          <table:table-cell/>
          <table:table-cell table:style-name="ce9" table:formula="of:=[.C12]" office:value-type="string" office:string-value="legal_name" calcext:value-type="string">
            <text:p>legal_name</text:p>
          </table:table-cell>
          <table:table-cell table:formula="of:=COM.INTRINIO.FINTECH.LOCALC.PYTHON.INTRINIOIMPL.INTRINIOCOMPANY(identifier;[.B46])" office:value-type="string" office:string-value="APPLE INC" calcext:value-type="string">
            <text:p>APPLE INC</text:p>
          </table:table-cell>
          <table:table-cell/>
        </table:table-row>
        <table:table-row table:style-name="ro2">
          <table:table-cell/>
          <table:table-cell table:style-name="ce9" table:formula="of:=[.C13]" office:value-type="string" office:string-value="hq_state" calcext:value-type="string">
            <text:p>hq_state</text:p>
          </table:table-cell>
          <table:table-cell table:formula="of:=COM.INTRINIO.FINTECH.LOCALC.PYTHON.INTRINIOIMPL.INTRINIOCOMPANY(identifier;[.B47])" office:value-type="string" office:string-value="California" calcext:value-type="string">
            <text:p>California</text:p>
          </table:table-cell>
          <table:table-cell/>
        </table:table-row>
        <table:table-row table:style-name="ro2">
          <table:table-cell/>
          <table:table-cell table:style-name="ce11" table:formula="of:=[.C14]" office:value-type="string" office:string-value="sic" calcext:value-type="string">
            <text:p>sic</text:p>
          </table:table-cell>
          <table:table-cell table:style-name="ce14" table:formula="of:=COM.INTRINIO.FINTECH.LOCALC.PYTHON.INTRINIOIMPL.INTRINIOCOMPANY(identifier;[.B48])" office:value-type="float" office:value="3571" calcext:value-type="float">
            <text:p>3571</text:p>
          </table:table-cell>
          <table:table-cell/>
        </table:table-row>
        <table:table-row table:style-name="ro2">
          <table:table-cell/>
          <table:table-cell table:style-name="ce9" table:formula="of:=[.C15]" office:value-type="string" office:string-value="hq_address2" calcext:value-type="string">
            <text:p>hq_address2</text:p>
          </table:table-cell>
          <table:table-cell table:formula="of:=COM.INTRINIO.FINTECH.LOCALC.PYTHON.INTRINIOIMPL.INTRINIOCOMPANY(identifier;[.B49])" office:value-type="string" office:string-value="" calcext:value-type="error">
            <text:p>#N/A</text:p>
          </table:table-cell>
          <table:table-cell/>
        </table:table-row>
        <table:table-row table:style-name="ro2">
          <table:table-cell/>
          <table:table-cell table:style-name="ce9" table:formula="of:=[.C16]" office:value-type="string" office:string-value="entity_status" calcext:value-type="string">
            <text:p>entity_status</text:p>
          </table:table-cell>
          <table:table-cell table:formula="of:=COM.INTRINIO.FINTECH.LOCALC.PYTHON.INTRINIOIMPL.INTRINIOCOMPANY(identifier;[.B50])" office:value-type="string" office:string-value="" calcext:value-type="error">
            <text:p>#N/A</text:p>
          </table:table-cell>
          <table:table-cell/>
        </table:table-row>
        <table:table-row table:style-name="ro2">
          <table:table-cell/>
          <table:table-cell table:style-name="ce9" table:formula="of:=[.C17]" office:value-type="string" office:string-value="template" calcext:value-type="string">
            <text:p>template</text:p>
          </table:table-cell>
          <table:table-cell table:formula="of:=COM.INTRINIO.FINTECH.LOCALC.PYTHON.INTRINIOIMPL.INTRINIOCOMPANY(identifier;[.B51])" office:value-type="string" office:string-value="industrial" calcext:value-type="string">
            <text:p>industrial</text:p>
          </table:table-cell>
          <table:table-cell/>
        </table:table-row>
        <table:table-row table:style-name="ro2">
          <table:table-cell/>
          <table:table-cell table:style-name="ce9" table:formula="of:=[.C18]" office:value-type="string" office:string-value="industry_group" calcext:value-type="string">
            <text:p>industry_group</text:p>
          </table:table-cell>
          <table:table-cell table:formula="of:=COM.INTRINIO.FINTECH.LOCALC.PYTHON.INTRINIOIMPL.INTRINIOCOMPANY(identifier;[.B52])" office:value-type="string" office:string-value="Electronic Equipment" calcext:value-type="string">
            <text:p>Electronic Equipment</text:p>
          </table:table-cell>
          <table:table-cell/>
        </table:table-row>
        <table:table-row table:style-name="ro2">
          <table:table-cell/>
          <table:table-cell table:style-name="ce9" table:formula="of:=[.C19]" office:value-type="string" office:string-value="securities" calcext:value-type="string">
            <text:p>securities</text:p>
          </table:table-cell>
          <table:table-cell table:formula="of:=COM.INTRINIO.FINTECH.LOCALC.PYTHON.INTRINIOIMPL.INTRINIOCOMPANY(identifier;[.B53])" office:value-type="string" office:string-value="AAPL, AAPL, APC, AAAPL, AAPL-XRS, APC, APC, APC, APC, AAPL, AAPL, E-US0378331005, APC, 0R2V, AAPL, US0378331005, APC, AAPL, APC" calcext:value-type="string">
            <text:p>AAPL, AAPL, APC, AAAPL, AAPL-XRS, APC, APC, APC, APC, AAPL, AAPL, E-US0378331005, APC, 0R2V, AAPL, US0378331005, APC, AAPL, APC</text:p>
          </table:table-cell>
          <table:table-cell/>
        </table:table-row>
        <table:table-row table:style-name="ro2">
          <table:table-cell/>
          <table:table-cell table:style-name="ce9" table:formula="of:=[.C20]" office:value-type="string" office:string-value="ceo" calcext:value-type="string">
            <text:p>ceo</text:p>
          </table:table-cell>
          <table:table-cell table:formula="of:=COM.INTRINIO.FINTECH.LOCALC.PYTHON.INTRINIOIMPL.INTRINIOCOMPANY(identifier;[.B54])" office:value-type="string" office:string-value="Tim Cook" calcext:value-type="string">
            <text:p>Tim Cook</text:p>
          </table:table-cell>
          <table:table-cell/>
        </table:table-row>
        <table:table-row table:style-name="ro2">
          <table:table-cell/>
          <table:table-cell table:style-name="ce9" table:formula="of:=[.C21]" office:value-type="string" office:string-value="latest_filing_date" calcext:value-type="string">
            <text:p>latest_filing_date</text:p>
          </table:table-cell>
          <table:table-cell table:formula="of:=COM.INTRINIO.FINTECH.LOCALC.PYTHON.INTRINIOIMPL.INTRINIOCOMPANY(identifier;[.B55])" office:value-type="string" office:string-value="2017-08-02" calcext:value-type="string">
            <text:p>2017-08-02</text:p>
          </table:table-cell>
          <table:table-cell/>
        </table:table-row>
        <table:table-row table:style-name="ro2">
          <table:table-cell/>
          <table:table-cell table:style-name="ce11" table:formula="of:=[.C22]" office:value-type="string" office:string-value="stock_exchange" calcext:value-type="string">
            <text:p>stock_exchange</text:p>
          </table:table-cell>
          <table:table-cell table:style-name="ce14" table:formula="of:=COM.INTRINIO.FINTECH.LOCALC.PYTHON.INTRINIOIMPL.INTRINIOCOMPANY(identifier;[.B56])" office:value-type="string" office:string-value="NasdaqGS" calcext:value-type="string">
            <text:p>NasdaqGS</text:p>
          </table:table-cell>
          <table:table-cell/>
        </table:table-row>
        <table:table-row table:style-name="ro2">
          <table:table-cell/>
          <table:table-cell table:style-name="ce9" table:formula="of:=[.C23]" office:value-type="string" office:string-value="standardized_active" calcext:value-type="string">
            <text:p>standardized_active</text:p>
          </table:table-cell>
          <table:table-cell table:formula="of:=COM.INTRINIO.FINTECH.LOCALC.PYTHON.INTRINIOIMPL.INTRINIOCOMPANY(identifier;[.B57])" office:value-type="float" office:value="0" calcext:value-type="float">
            <text:p>0</text:p>
          </table:table-cell>
          <table:table-cell/>
        </table:table-row>
        <table:table-row table:style-name="ro2">
          <table:table-cell/>
          <table:table-cell table:style-name="ce9" table:formula="of:=[.C24]" office:value-type="string" office:string-value="cik" calcext:value-type="string">
            <text:p>cik</text:p>
          </table:table-cell>
          <table:table-cell table:formula="of:=COM.INTRINIO.FINTECH.LOCALC.PYTHON.INTRINIOIMPL.INTRINIOCOMPANY(identifier;[.B58])" office:value-type="string" office:string-value="0000320193" calcext:value-type="string">
            <text:p>0000320193</text:p>
          </table:table-cell>
          <table:table-cell/>
        </table:table-row>
        <table:table-row table:style-name="ro2">
          <table:table-cell/>
          <table:table-cell table:style-name="ce9" table:formula="of:=[.C25]" office:value-type="string" office:string-value="name" calcext:value-type="string">
            <text:p>name</text:p>
          </table:table-cell>
          <table:table-cell table:formula="of:=COM.INTRINIO.FINTECH.LOCALC.PYTHON.INTRINIOIMPL.INTRINIOCOMPANY(identifier;[.B59])" office:value-type="string" office:string-value="Apple Inc" calcext:value-type="string">
            <text:p>Apple Inc</text:p>
          </table:table-cell>
          <table:table-cell/>
        </table:table-row>
        <table:table-row table:style-name="ro2">
          <table:table-cell/>
          <table:table-cell table:style-name="ce11" table:formula="of:=[.C26]" office:value-type="string" office:string-value="mailing_address" calcext:value-type="string">
            <text:p>mailing_address</text:p>
          </table:table-cell>
          <table:table-cell table:style-name="ce12" table:formula="of:=COM.INTRINIO.FINTECH.LOCALC.PYTHON.INTRINIOIMPL.INTRINIOCOMPANY(identifier;[.B60])" office:value-type="string" office:string-value="ONE INFINITE LOOP, CUPERTINO, CA 95014" calcext:value-type="string">
            <text:p>ONE INFINITE LOOP, CUPERTINO, CA 95014</text:p>
          </table:table-cell>
          <table:table-cell/>
        </table:table-row>
        <table:table-row table:style-name="ro2">
          <table:table-cell/>
          <table:table-cell table:style-name="ce9" table:formula="of:=[.C27]" office:value-type="string" office:string-value="lei" calcext:value-type="string">
            <text:p>lei</text:p>
          </table:table-cell>
          <table:table-cell table:formula="of:=COM.INTRINIO.FINTECH.LOCALC.PYTHON.INTRINIOIMPL.INTRINIOCOMPANY(identifier;[.B61])" office:value-type="string" office:string-value="HWUPKR0MPOU8FGXBT394" calcext:value-type="string">
            <text:p>HWUPKR0MPOU8FGXBT394</text:p>
          </table:table-cell>
          <table:table-cell/>
        </table:table-row>
        <table:table-row table:style-name="ro2">
          <table:table-cell/>
          <table:table-cell table:style-name="ce9" table:formula="of:=[.C28]" office:value-type="string" office:string-value="hq_address_city" calcext:value-type="string">
            <text:p>hq_address_city</text:p>
          </table:table-cell>
          <table:table-cell table:formula="of:=COM.INTRINIO.FINTECH.LOCALC.PYTHON.INTRINIOIMPL.INTRINIOCOMPANY(identifier;[.B62])" office:value-type="string" office:string-value="" calcext:value-type="error">
            <text:p>#N/A</text:p>
          </table:table-cell>
          <table:table-cell/>
        </table:table-row>
        <table:table-row table:style-name="ro2">
          <table:table-cell/>
          <table:table-cell table:style-name="ce9" table:formula="of:=[.C29]" office:value-type="string" office:string-value="ticker" calcext:value-type="string">
            <text:p>ticker</text:p>
          </table:table-cell>
          <table:table-cell table:formula="of:=COM.INTRINIO.FINTECH.LOCALC.PYTHON.INTRINIOIMPL.INTRINIOCOMPANY(identifier;[.B63])" office:value-type="string" office:string-value="AAPL" calcext:value-type="string">
            <text:p>AAPL</text:p>
          </table:table-cell>
          <table:table-cell/>
        </table:table-row>
        <table:table-row table:style-name="ro2">
          <table:table-cell/>
          <table:table-cell table:style-name="ce9" table:formula="of:=[.C30]" office:value-type="string" office:string-value="entity_legal_form" calcext:value-type="string">
            <text:p>entity_legal_form</text:p>
          </table:table-cell>
          <table:table-cell table:formula="of:=COM.INTRINIO.FINTECH.LOCALC.PYTHON.INTRINIOIMPL.INTRINIOCOMPANY(identifier;[.B64])" office:value-type="string" office:string-value="INCORPORATED" calcext:value-type="string">
            <text:p>INCORPORATED</text:p>
          </table:table-cell>
          <table:table-cell/>
        </table:table-row>
        <table:table-row table:style-name="ro2">
          <table:table-cell/>
          <table:table-cell table:style-name="ce11" table:formula="of:=[.C31]" office:value-type="string" office:string-value="hq_address1" calcext:value-type="string">
            <text:p>hq_address1</text:p>
          </table:table-cell>
          <table:table-cell table:style-name="ce12" table:formula="of:=COM.INTRINIO.FINTECH.LOCALC.PYTHON.INTRINIOIMPL.INTRINIOCOMPANY(identifier;[.B65])" office:value-type="string" office:string-value="" calcext:value-type="error">
            <text:p>#N/A</text:p>
          </table:table-cell>
          <table:table-cell/>
        </table:table-row>
        <table:table-row table:style-name="ro2">
          <table:table-cell/>
          <table:table-cell table:style-name="ce9" table:formula="of:=[.C32]" office:value-type="string" office:string-value="inc_country" calcext:value-type="string">
            <text:p>inc_country</text:p>
          </table:table-cell>
          <table:table-cell table:formula="of:=COM.INTRINIO.FINTECH.LOCALC.PYTHON.INTRINIOIMPL.INTRINIOCOMPANY(identifier;[.B66])" office:value-type="string" office:string-value="United States of America" calcext:value-type="string">
            <text:p>United States of America</text:p>
          </table:table-cell>
          <table:table-cell/>
        </table:table-row>
        <table:table-row table:style-name="ro2">
          <table:table-cell/>
          <table:table-cell table:style-name="ce11" table:formula="of:=[.C33]" office:value-type="string" office:string-value="hq_country" calcext:value-type="string">
            <text:p>hq_country</text:p>
          </table:table-cell>
          <table:table-cell table:style-name="ce12" table:formula="of:=COM.INTRINIO.FINTECH.LOCALC.PYTHON.INTRINIOIMPL.INTRINIOCOMPANY(identifier;[.B67])" office:value-type="string" office:string-value="United States of America" calcext:value-type="string">
            <text:p>United States of America</text:p>
          </table:table-cell>
          <table:table-cell/>
        </table:table-row>
        <table:table-row table:style-name="ro2">
          <table:table-cell/>
          <table:table-cell table:style-name="ce9" table:formula="of:=[.C34]" office:value-type="string" office:string-value="employees" calcext:value-type="string">
            <text:p>employees</text:p>
          </table:table-cell>
          <table:table-cell table:formula="of:=COM.INTRINIO.FINTECH.LOCALC.PYTHON.INTRINIOIMPL.INTRINIOCOMPANY(identifier;[.B68])" office:value-type="float" office:value="116000" calcext:value-type="float">
            <text:p>116000</text:p>
          </table:table-cell>
          <table:table-cell/>
        </table:table-row>
        <table:table-row table:style-name="ro2">
          <table:table-cell/>
          <table:table-cell table:style-name="ce9" table:formula="of:=[.C35]" office:value-type="string" office:string-value="company_url" calcext:value-type="string">
            <text:p>company_url</text:p>
          </table:table-cell>
          <table:table-cell table:formula="of:=COM.INTRINIO.FINTECH.LOCALC.PYTHON.INTRINIOIMPL.INTRINIOCOMPANY(identifier;[.B69])" office:value-type="string" office:string-value="www.apple.com" calcext:value-type="string">
            <text:p>www.apple.com</text:p>
          </table:table-cell>
          <table:table-cell/>
        </table:table-row>
        <table:table-row table:style-name="ro2">
          <table:table-cell/>
          <table:table-cell table:style-name="ce9" table:formula="of:=[.C36]" office:value-type="string" office:string-value="short_description" calcext:value-type="string">
            <text:p>short_description</text:p>
          </table:table-cell>
          <table:table-cell table:formula="of:=COM.INTRINIO.FINTECH.LOCALC.PYTHON.INTRINIOIMPL.INTRINIOCOMPANY(identifier;[.B70])" office:value-type="string" office:string-value="Apple, Inc. engages in the design, manufacture, and marketing of mobile communication, media devices, personal computers, and portable digital music players. It operates through the following geographical segments: Americas, Europe, Greater China, Japan, and Rest of Asia Pacific. The Americas segment includes both North and South America. The Europe segment consists of European countries, as well as India, the Middle East, and Africa. The Greater China segment comprises of China, Hong Kong, and Taiwan. The Rest of Asia Pacific segment includes Australia and Asian countries not included in the reportable operating segments of the company. The company was founded by Steven Paul Jobs, Ronald Gerald Wayne, and Stephen G. Wozniak on April 1, 1976 and is headquartered in Cupertino, CA." calcext:value-type="string">
            <text:p>Apple, Inc. engages in the design, manufacture, and marketing of mobile communication, media devices, personal computers, and portable digital music players. It operates through the following geographical segments: Americas, Europe, Greater China, Japan, and Rest of Asia Pacific. The Americas segment includes both North and South America. The Europe segment consists of European countries, as well as India, the Middle East, and Africa. The Greater China segment comprises of China, Hong Kong, and Taiwan. The Rest of Asia Pacific segment includes Australia and Asian countries not included in the reportable operating segments of the company. The company was founded by Steven Paul Jobs, Ronald Gerald Wayne, and Stephen G. Wozniak on April 1, 1976 and is headquartered in Cupertino, CA.</text:p>
          </table:table-cell>
          <table:table-cell/>
        </table:table-row>
        <table:table-row table:style-name="ro2">
          <table:table-cell/>
          <table:table-cell table:style-name="ce9" table:formula="of:=[.C37]" office:value-type="string" office:string-value="hq_address_postal_code" calcext:value-type="string">
            <text:p>hq_address_postal_code</text:p>
          </table:table-cell>
          <table:table-cell table:formula="of:=COM.INTRINIO.FINTECH.LOCALC.PYTHON.INTRINIOIMPL.INTRINIOCOMPANY(identifier;[.B71])" office:value-type="string" office:string-value="" calcext:value-type="error">
            <text:p>#N/A</text:p>
          </table:table-cell>
          <table:table-cell/>
        </table:table-row>
        <table:table-row table:style-name="ro2" table:number-rows-repeated="2">
          <table:table-cell/>
          <table:table-cell table:style-name="ce9"/>
          <table:table-cell table:number-columns-repeated="2"/>
        </table:table-row>
        <table:table-row table:style-name="ro2">
          <table:table-cell/>
          <table:table-cell table:style-name="ce9"/>
          <table:table-cell table:number-columns-repeated="2"/>
        </table:table-row>
      </table:table>
      <table:named-expressions>
        <table:named-range table:name="identifier" table:base-cell-address="$CompanyByIdentifier.$B$3" table:cell-range-address="$CompanyByIdentifier.$B$3"/>
        <table:named-range table:name="latestfilingdate" table:base-cell-address="$CompaniesByQuery.$B$4" table:cell-range-address="$CompaniesByQuery.$B$4"/>
        <table:named-range table:name="query" table:base-cell-address="$CompaniesByQuery.$B$1" table:cell-range-address="$CompaniesByQuery.$B$3"/>
      </table:named-expressions>
      <table:database-ranges>
        <table:database-range table:name="__Anonymous_Sheet_DB__1" table:target-range-address="CompanyByIdentifier.A40:CompanyByIdentifier.AMJ71"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9-07">00/00/0000</text:date>, <text:time style:data-style-name="N2" text:time-value="15:21:10.204244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5:56:49.387389000</meta:creation-date>
    <dc:date>2017-09-07T15:53:06.085105000</dc:date>
    <meta:editing-duration>PT1H23M5S</meta:editing-duration>
    <meta:editing-cycles>19</meta:editing-cycles>
    <meta:generator>LibreOffice/5.4.0.3$MacOSX_X86_64 LibreOffice_project/7556cbc6811c9d992f4064ab9287069087d7f62c</meta:generator>
    <meta:document-statistic meta:table-count="2" meta:cell-count="302" meta:object-count="0"/>
  </office:meta>
</office:document-meta>
</file>